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3" table:number-columns-repeated="16368"/>
        <table:table-row table:style-name="ro1">
          <table:table-cell table:number-columns-repeated="3"/>
          <table:table-cell office:value-type="string" calcext:value-type="string">
            <text:p>MCF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9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loss factor : MCF – PU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1 : Droit et science politique</text:p>
          </table:table-cell>
          <table:table-cell office:value-type="string" calcext:value-type="string">
            <text:p>Section 1 - Droit privé et sciences criminelles -</text:p>
          </table:table-cell>
          <table:table-cell office:value-type="string" calcext:value-type="string">
            <text:p>shs.droit</text:p>
          </table:table-cell>
          <table:table-cell office:value-type="float" office:value="660" calcext:value-type="float">
            <text:p>660</text:p>
          </table:table-cell>
          <table:table-cell office:value-type="float" office:value="501" calcext:value-type="float">
            <text:p>501</text:p>
          </table:table-cell>
          <table:table-cell table:formula="of:=[.D3]/([.D3]+[.E3])" office:value-type="float" office:value="0.568475452196382" calcext:value-type="float">
            <text:p>0,568475452196382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formula="of:=[.G3]/([.G3]+[.H3])" office:value-type="float" office:value="0.425952045133992" calcext:value-type="float">
            <text:p>0,425952045133992</text:p>
          </table:table-cell>
          <table:table-cell/>
          <table:table-cell table:formula="of:=([.F3]-[.I3])/[.F3]" office:value-type="float" office:value="0.250711629696115" calcext:value-type="float">
            <text:p>0,250711629696115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/>
          <table:table-cell office:value-type="string" calcext:value-type="string">
            <text:p>Section 2 - Droit public </text:p>
          </table:table-cell>
          <table:table-cell office:value-type="string" calcext:value-type="string">
            <text:p>shs.droit</text:p>
          </table:table-cell>
          <table:table-cell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  <table:table-cell table:formula="of:=[.D4]/([.D4]+[.E4])" office:value-type="float" office:value="0.481481481481481" calcext:value-type="float">
            <text:p>0,481481481481481</text:p>
          </table:table-cell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table:formula="of:=[.G4]/([.G4]+[.H4])" office:value-type="float" office:value="0.351201478743068" calcext:value-type="float">
            <text:p>0,351201478743068</text:p>
          </table:table-cell>
          <table:table-cell/>
          <table:table-cell table:formula="of:=([.F4]-[.I4])/[.F4]" office:value-type="float" office:value="0.270581544149012" calcext:value-type="float">
            <text:p>0,270581544149012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3 - Histoire du droit et des institution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formula="of:=[.D5]/([.D5]+[.E5])" office:value-type="float" office:value="0.442307692307692" calcext:value-type="float">
            <text:p>0,44230769230769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[.G4]/([.G4]+[.H4])" office:value-type="float" office:value="0.351201478743068" calcext:value-type="float">
            <text:p>0,351201478743068</text:p>
          </table:table-cell>
          <table:table-cell/>
          <table:table-cell table:formula="of:=([.F5]-[.I5])/[.F5]" office:value-type="float" office:value="0.205979265450454" calcext:value-type="float">
            <text:p>0,20597926545045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4 - Science politique</text:p>
          </table:table-cell>
          <table:table-cell office:value-type="string" calcext:value-type="string">
            <text:p>shs.scipo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table:formula="of:=[.D6]/([.D6]+[.E6])" office:value-type="float" office:value="0.427083333333333" calcext:value-type="float">
            <text:p>0,427083333333333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table:formula="of:=[.G6]/([.G6]+[.H6])" office:value-type="float" office:value="0.325" calcext:value-type="float">
            <text:p>0,325</text:p>
          </table:table-cell>
          <table:table-cell/>
          <table:table-cell table:formula="of:=([.F6]-[.I6])/[.F6]" office:value-type="float" office:value="0.239024390243902" calcext:value-type="float">
            <text:p>0,239024390243902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2 : Sciences économiques et de gestion</text:p>
          </table:table-cell>
          <table:table-cell office:value-type="string" calcext:value-type="string">
            <text:p>Section 5 - Sciences économiques </text:p>
          </table:table-cell>
          <table:table-cell office:value-type="string" calcext:value-type="string">
            <text:p>shs.eco</text:p>
          </table:table-cell>
          <table:table-cell office:value-type="float" office:value="454" calcext:value-type="float">
            <text:p>454</text:p>
          </table:table-cell>
          <table:table-cell office:value-type="float" office:value="639" calcext:value-type="float">
            <text:p>639</text:p>
          </table:table-cell>
          <table:table-cell table:formula="of:=[.D7]/([.D7]+[.E7])" office:value-type="float" office:value="0.415370539798719" calcext:value-type="float">
            <text:p>0,415370539798719</text:p>
          </table:table-cell>
          <table:table-cell office:value-type="float" office:value="198" calcext:value-type="float">
            <text:p>198</text:p>
          </table:table-cell>
          <table:table-cell office:value-type="float" office:value="450" calcext:value-type="float">
            <text:p>450</text:p>
          </table:table-cell>
          <table:table-cell table:formula="of:=[.G7]/([.G7]+[.H7])" office:value-type="float" office:value="0.305555555555556" calcext:value-type="float">
            <text:p>0,305555555555556</text:p>
          </table:table-cell>
          <table:table-cell/>
          <table:table-cell table:formula="of:=([.F7]-[.I7])/[.F7]" office:value-type="float" office:value="0.26437836514929" calcext:value-type="float">
            <text:p>0,26437836514929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6 - Science de gestion et du management -</text:p>
          </table:table-cell>
          <table:table-cell office:value-type="string" calcext:value-type="string">
            <text:p>shs.gestion</text:p>
          </table:table-cell>
          <table:table-cell office:value-type="float" office:value="897" calcext:value-type="float">
            <text:p>897</text:p>
          </table:table-cell>
          <table:table-cell office:value-type="float" office:value="714" calcext:value-type="float">
            <text:p>714</text:p>
          </table:table-cell>
          <table:table-cell table:formula="of:=[.D8]/([.D8]+[.E8])" office:value-type="float" office:value="0.556797020484171" calcext:value-type="float">
            <text:p>0,556797020484171</text:p>
          </table:table-cell>
          <table:table-cell office:value-type="float" office:value="283" calcext:value-type="float">
            <text:p>283</text:p>
          </table:table-cell>
          <table:table-cell office:value-type="float" office:value="352" calcext:value-type="float">
            <text:p>352</text:p>
          </table:table-cell>
          <table:table-cell table:formula="of:=[.G8]/([.G8]+[.H8])" office:value-type="float" office:value="0.445669291338583" calcext:value-type="float">
            <text:p>0,445669291338583</text:p>
          </table:table-cell>
          <table:table-cell/>
          <table:table-cell table:formula="of:=([.F8]-[.I8])/[.F8]" office:value-type="float" office:value="0.199583914886893" calcext:value-type="float">
            <text:p>0,19958391488689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3 : Langues et littératures</text:p>
          </table:table-cell>
          <table:table-cell office:value-type="string" calcext:value-type="string">
            <text:p>Section 07 - Sciences du langage -</text:p>
          </table:table-cell>
          <table:table-cell office:value-type="string" calcext:value-type="string">
            <text:p>shs.langue</text:p>
          </table:table-cell>
          <table:table-cell office:value-type="float" office:value="378" calcext:value-type="float">
            <text:p>378</text:p>
          </table:table-cell>
          <table:table-cell office:value-type="float" office:value="137" calcext:value-type="float">
            <text:p>137</text:p>
          </table:table-cell>
          <table:table-cell table:formula="of:=[.D9]/([.D9]+[.E9])" office:value-type="float" office:value="0.733980582524272" calcext:value-type="float">
            <text:p>0,733980582524272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table:formula="of:=[.G9]/([.G9]+[.H9])" office:value-type="float" office:value="0.607142857142857" calcext:value-type="float">
            <text:p>0,607142857142857</text:p>
          </table:table-cell>
          <table:table-cell/>
          <table:table-cell table:formula="of:=([.F9]-[.I9])/[.F9]" office:value-type="float" office:value="0.172808012093727" calcext:value-type="float">
            <text:p>0,17280801209372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shs.litt</text:p>
          </table:table-cell>
          <table:table-cell office:value-type="string" calcext:value-type="string">
            <text:p>Section 08 - Langues et littératures anciennes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table:formula="of:=[.D10]/([.D10]+[.E10])" office:value-type="float" office:value="0.623529411764706" calcext:value-type="float">
            <text:p>0,62352941176470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G10]/([.G10]+[.H10])" office:value-type="float" office:value="0.509803921568627" calcext:value-type="float">
            <text:p>0,509803921568627</text:p>
          </table:table-cell>
          <table:table-cell/>
          <table:table-cell table:formula="of:=([.F10]-[.I10])/[.F10]" office:value-type="float" office:value="0.182389937106918" calcext:value-type="float">
            <text:p>0,182389937106918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09 - Langue et littérature française -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table:formula="of:=[.D11]/([.D11]+[.E11])" office:value-type="float" office:value="0.667307692307692" calcext:value-type="float">
            <text:p>0,667307692307692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table:formula="of:=[.G11]/([.G11]+[.H11])" office:value-type="float" office:value="0.541254125412541" calcext:value-type="float">
            <text:p>0,541254125412541</text:p>
          </table:table-cell>
          <table:table-cell/>
          <table:table-cell table:formula="of:=([.F11]-[.I11])/[.F11]" office:value-type="float" office:value="0.188898716961033" calcext:value-type="float">
            <text:p>0,18889871696103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0 - Littératures comparées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D12]/([.D12]+[.E12])" office:value-type="float" office:value="0.714285714285714" calcext:value-type="float">
            <text:p>0,7142857142857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[.G12]/([.G12]+[.H12])" office:value-type="float" office:value="0.588235294117647" calcext:value-type="float">
            <text:p>0,588235294117647</text:p>
          </table:table-cell>
          <table:table-cell/>
          <table:table-cell table:formula="of:=([.F12]-[.I12])/[.F12]" office:value-type="float" office:value="0.176470588235294" calcext:value-type="float">
            <text:p>0,17647058823529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1 - Études anglophone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356" calcext:value-type="float">
            <text:p>356</text:p>
          </table:table-cell>
          <table:table-cell table:formula="of:=[.D13]/([.D13]+[.E13])" office:value-type="float" office:value="0.689895470383275" calcext:value-type="float">
            <text:p>0,689895470383275</text:p>
          </table:table-cell>
          <table:table-cell office:value-type="float" office:value="263" calcext:value-type="float">
            <text:p>263</text:p>
          </table:table-cell>
          <table:table-cell office:value-type="float" office:value="157" calcext:value-type="float">
            <text:p>157</text:p>
          </table:table-cell>
          <table:table-cell table:formula="of:=[.G13]/([.G13]+[.H13])" office:value-type="float" office:value="0.626190476190476" calcext:value-type="float">
            <text:p>0,626190476190476</text:p>
          </table:table-cell>
          <table:table-cell/>
          <table:table-cell table:formula="of:=([.F13]-[.I13])/[.F13]" office:value-type="float" office:value="0.0923400673400673" calcext:value-type="float">
            <text:p>0,0923400673400673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12 - Études germaniques et scandinave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table:formula="of:=[.D14]/([.D14]+[.E14])" office:value-type="float" office:value="0.699152542372881" calcext:value-type="float">
            <text:p>0,69915254237288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[.G14]/([.G14]+[.H14])" office:value-type="float" office:value="0.551724137931035" calcext:value-type="float">
            <text:p>0,551724137931035</text:p>
          </table:table-cell>
          <table:table-cell/>
          <table:table-cell table:formula="of:=([.F14]-[.I14])/[.F14]" office:value-type="float" office:value="0.210867293625914" calcext:value-type="float">
            <text:p>0,21086729362591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3 - Études slaves et baltes 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D15]/([.D15]+[.E15])" office:value-type="float" office:value="0.695121951219512" calcext:value-type="float">
            <text:p>0,6951219512195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G15]/([.G15]+[.H15])" office:value-type="float" office:value="0.513513513513514" calcext:value-type="float">
            <text:p>0,513513513513514</text:p>
          </table:table-cell>
          <table:table-cell/>
          <table:table-cell table:formula="of:=([.F15]-[.I15])/[.F15]" office:value-type="float" office:value="0.261261261261261" calcext:value-type="float">
            <text:p>0,261261261261261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4 - Études romanes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97" calcext:value-type="float">
            <text:p>197</text:p>
          </table:table-cell>
          <table:table-cell table:formula="of:=[.D16]/([.D16]+[.E16])" office:value-type="float" office:value="0.696456086286595" calcext:value-type="float">
            <text:p>0,696456086286595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table:formula="of:=[.G16]/([.G16]+[.H16])" office:value-type="float" office:value="0.5546875" calcext:value-type="float">
            <text:p>0,5546875</text:p>
          </table:table-cell>
          <table:table-cell/>
          <table:table-cell table:formula="of:=([.F16]-[.I16])/[.F16]" office:value-type="float" office:value="0.203557107300885" calcext:value-type="float">
            <text:p>0,203557107300885</text:p>
          </table:table-cell>
          <table:table-cell table:number-columns-repeated="5"/>
          <table:table-cell table:style-name="ce1" table:number-columns-repeated="16368"/>
        </table:table-row>
        <table:table-row table:style-name="ro4">
          <table:table-cell/>
          <table:table-cell office:value-type="string" calcext:value-type="string">
            <text:p>Section 15 - Langues, littératures et culture africaines, asiatiques et d'autres aires linguistiques 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table:formula="of:=[.D17]/([.D17]+[.E17])" office:value-type="float" office:value="0.563291139240506" calcext:value-type="float">
            <text:p>0,563291139240506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formula="of:=[.G17]/([.G17]+[.H17])" office:value-type="float" office:value="0.352380952380952" calcext:value-type="float">
            <text:p>0,352380952380952</text:p>
          </table:table-cell>
          <table:table-cell/>
          <table:table-cell table:formula="of:=([.F17]-[.I17])/[.F17]" office:value-type="float" office:value="0.374424826110219" calcext:value-type="float">
            <text:p>0,374424826110219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4 : Sciences humaines </text:p>
          </table:table-cell>
          <table:table-cell office:value-type="string" calcext:value-type="string">
            <text:p>Section 16 - Psychologie et ergonomie</text:p>
          </table:table-cell>
          <table:table-cell office:value-type="string" calcext:value-type="string">
            <text:p>scco.psyc</text:p>
          </table:table-cell>
          <table:table-cell office:value-type="float" office:value="592" calcext:value-type="float">
            <text:p>592</text:p>
          </table:table-cell>
          <table:table-cell office:value-type="float" office:value="342" calcext:value-type="float">
            <text:p>342</text:p>
          </table:table-cell>
          <table:table-cell table:formula="of:=[.D18]/([.D18]+[.E18])" office:value-type="float" office:value="0.633832976445396" calcext:value-type="float">
            <text:p>0,633832976445396</text:p>
          </table:table-cell>
          <table:table-cell office:value-type="float" office:value="268" calcext:value-type="float">
            <text:p>268</text:p>
          </table:table-cell>
          <table:table-cell office:value-type="float" office:value="204" calcext:value-type="float">
            <text:p>204</text:p>
          </table:table-cell>
          <table:table-cell table:formula="of:=[.G18]/([.G18]+[.H18])" office:value-type="float" office:value="0.567796610169492" calcext:value-type="float">
            <text:p>0,567796610169492</text:p>
          </table:table-cell>
          <table:table-cell/>
          <table:table-cell table:formula="of:=([.F18]-[.I18])/[.F18]" office:value-type="float" office:value="0.10418575355016" calcext:value-type="float">
            <text:p>0,10418575355016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7 - Philosophie -</text:p>
          </table:table-cell>
          <table:table-cell office:value-type="string" calcext:value-type="string">
            <text:p>shs.phil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formula="of:=[.D19]/([.D19]+[.E19])" office:value-type="float" office:value="0.389380530973451" calcext:value-type="float">
            <text:p>0,389380530973451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table:formula="of:=[.G19]/([.G19]+[.H19])" office:value-type="float" office:value="0.304878048780488" calcext:value-type="float">
            <text:p>0,304878048780488</text:p>
          </table:table-cell>
          <table:table-cell/>
          <table:table-cell table:formula="of:=([.F19]-[.I19])/[.F19]" office:value-type="float" office:value="0.217017738359202" calcext:value-type="float">
            <text:p>0,217017738359202</text:p>
          </table:table-cell>
          <table:table-cell table:number-columns-repeated="5"/>
          <table:table-cell table:style-name="ce1" table:number-columns-repeated="16368"/>
        </table:table-row>
        <table:table-row table:style-name="ro5">
          <table:table-cell/>
          <table:table-cell office:value-type="string" calcext:value-type="string">
            <text:p>Section 18 - Architecture (ses théories et ses pratiques) arts appliqués, arts plastiques, arts du spectacle, épistémologie des enseignements artistiques, esthétique, musicologie, musique, sciences de l'art</text:p>
          </table:table-cell>
          <table:table-cell office:value-type="string" calcext:value-type="string">
            <text:p>shs.archi</text:p>
          </table:table-cell>
          <table:table-cell office:value-type="float" office:value="286" calcext:value-type="float">
            <text:p>286</text:p>
          </table:table-cell>
          <table:table-cell office:value-type="float" office:value="229" calcext:value-type="float">
            <text:p>229</text:p>
          </table:table-cell>
          <table:table-cell table:formula="of:=[.D20]/([.D20]+[.E20])" office:value-type="float" office:value="0.555339805825243" calcext:value-type="float">
            <text:p>0,555339805825243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table:formula="of:=[.G20]/([.G20]+[.H20])" office:value-type="float" office:value="0.437768240343348" calcext:value-type="float">
            <text:p>0,437768240343348</text:p>
          </table:table-cell>
          <table:table-cell/>
          <table:table-cell table:formula="of:=([.F20]-[.I20])/[.F20]" office:value-type="float" office:value="0.21171103574537" calcext:value-type="float">
            <text:p>0,2117110357453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19 - Sociologie, démographie -</text:p>
          </table:table-cell>
          <table:table-cell office:value-type="string" calcext:value-type="string">
            <text:p>shs.socio</text:p>
          </table:table-cell>
          <table:table-cell office:value-type="float" office:value="345" calcext:value-type="float">
            <text:p>345</text:p>
          </table:table-cell>
          <table:table-cell office:value-type="float" office:value="274" calcext:value-type="float">
            <text:p>274</text:p>
          </table:table-cell>
          <table:table-cell table:formula="of:=[.D21]/([.D21]+[.E21])" office:value-type="float" office:value="0.55735056542811" calcext:value-type="float">
            <text:p>0,55735056542811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formula="of:=[.G21]/([.G21]+[.H21])" office:value-type="float" office:value="0.445578231292517" calcext:value-type="float">
            <text:p>0,445578231292517</text:p>
          </table:table-cell>
          <table:table-cell/>
          <table:table-cell table:formula="of:=([.F21]-[.I21])/[.F21]" office:value-type="float" office:value="0.200542245883861" calcext:value-type="float">
            <text:p>0,200542245883861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20 - Ethnologie, préhistoire, anthropologie biologique</text:p>
          </table:table-cell>
          <table:table-cell office:value-type="string" calcext:value-type="string">
            <text:p>shs.anthro-se&amp;shs.archeo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formula="of:=[.D22]/([.D22]+[.E22])" office:value-type="float" office:value="0.631944444444444" calcext:value-type="float">
            <text:p>0,6319444444444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[.G22]/([.G22]+[.H22])" office:value-type="float" office:value="0.52" calcext:value-type="float">
            <text:p>0,52</text:p>
          </table:table-cell>
          <table:table-cell/>
          <table:table-cell table:formula="of:=([.F22]-[.I22])/[.F22]" office:value-type="float" office:value="0.177142857142857" calcext:value-type="float">
            <text:p>0,177142857142857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21 - Histoire, civilisation, archéologie et art des mondes anciens et médiévaux 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formula="of:=[.D23]/([.D23]+[.E23])" office:value-type="float" office:value="0.501123595505618" calcext:value-type="float">
            <text:p>0,501123595505618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formula="of:=[.G23]/([.G23]+[.H23])" office:value-type="float" office:value="0.434944237918216" calcext:value-type="float">
            <text:p>0,434944237918216</text:p>
          </table:table-cell>
          <table:table-cell/>
          <table:table-cell table:formula="of:=([.F23]-[.I23])/[.F23]" office:value-type="float" office:value="0.13206194675513" calcext:value-type="float">
            <text:p>0,13206194675513</text:p>
          </table:table-cell>
          <table:table-cell table:number-columns-repeated="5"/>
          <table:table-cell table:style-name="ce1" table:number-columns-repeated="16368"/>
        </table:table-row>
        <table:table-row table:style-name="ro7">
          <table:table-cell/>
          <table:table-cell office:value-type="string" calcext:value-type="string">
            <text:p>Section 22 - Histoire et civilisations : histoire des mondes modernes, histoire du monde contemporain ; de l'art ; de la musique 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table:formula="of:=[.D24]/([.D24]+[.E24])" office:value-type="float" office:value="0.486571879936809" calcext:value-type="float">
            <text:p>0,486571879936809</text:p>
          </table:table-cell>
          <table:table-cell office:value-type="float" office:value="139" calcext:value-type="float">
            <text:p>139</text:p>
          </table:table-cell>
          <table:table-cell office:value-type="float" office:value="244" calcext:value-type="float">
            <text:p>244</text:p>
          </table:table-cell>
          <table:table-cell table:formula="of:=[.G24]/([.G24]+[.H24])" office:value-type="float" office:value="0.362924281984334" calcext:value-type="float">
            <text:p>0,362924281984334</text:p>
          </table:table-cell>
          <table:table-cell/>
          <table:table-cell table:formula="of:=([.F24]-[.I24])/[.F24]" office:value-type="float" office:value="0.254119900986742" calcext:value-type="float">
            <text:p>0,254119900986742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23 - Géographie physique, humaine, économique et régionale</text:p>
          </table:table-cell>
          <table:table-cell office:value-type="string" calcext:value-type="string">
            <text:p>shs.geo</text:p>
          </table:table-cell>
          <table:table-cell office:value-type="float" office:value="257" calcext:value-type="float">
            <text:p>257</text:p>
          </table:table-cell>
          <table:table-cell office:value-type="float" office:value="322" calcext:value-type="float">
            <text:p>322</text:p>
          </table:table-cell>
          <table:table-cell table:formula="of:=[.D25]/([.D25]+[.E25])" office:value-type="float" office:value="0.443868739205527" calcext:value-type="float">
            <text:p>0,44386873920552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table:formula="of:=[.G25]/([.G25]+[.H25])" office:value-type="float" office:value="0.339483394833948" calcext:value-type="float">
            <text:p>0,339483394833948</text:p>
          </table:table-cell>
          <table:table-cell/>
          <table:table-cell table:formula="of:=([.F25]-[.I25])/[.F25]" office:value-type="float" office:value="0.235171651327408" calcext:value-type="float">
            <text:p>0,235171651327408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24 - Aménagement de l'espace, urbanism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D26]/([.D26]+[.E26])" office:value-type="float" office:value="0.537974683544304" calcext:value-type="float">
            <text:p>0,53797468354430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[.G26]/([.G26]+[.H26])" office:value-type="float" office:value="0.438775510204082" calcext:value-type="float">
            <text:p>0,438775510204082</text:p>
          </table:table-cell>
          <table:table-cell/>
          <table:table-cell table:formula="of:=([.F26]-[.I26])/[.F26]" office:value-type="float" office:value="0.184393757503001" calcext:value-type="float">
            <text:p>0,184393757503001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12 : Groupe interdisciplinaire</text:p>
          </table:table-cell>
          <table:table-cell office:value-type="string" calcext:value-type="string">
            <text:p>Section 70 - Sciences de l'éducation et de la formation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table:formula="of:=[.D27]/([.D27]+[.E27])" office:value-type="float" office:value="0.581213307240705" calcext:value-type="float">
            <text:p>0,5812133072407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[.G27]/([.G27]+[.H27])" office:value-type="float" office:value="0.483091787439614" calcext:value-type="float">
            <text:p>0,483091787439614</text:p>
          </table:table-cell>
          <table:table-cell/>
          <table:table-cell table:formula="of:=([.F27]-[.I27])/[.F27]" office:value-type="float" office:value="0.168821874135884" calcext:value-type="float">
            <text:p>0,168821874135884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71 - Sciences de l'information et de la communication 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54" calcext:value-type="float">
            <text:p>254</text:p>
          </table:table-cell>
          <table:table-cell table:formula="of:=[.D28]/([.D28]+[.E28])" office:value-type="float" office:value="0.584967320261438" calcext:value-type="float">
            <text:p>0,58496732026143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[.G28]/([.G28]+[.H28])" office:value-type="float" office:value="0.512315270935961" calcext:value-type="float">
            <text:p>0,512315270935961</text:p>
          </table:table-cell>
          <table:table-cell/>
          <table:table-cell table:formula="of:=([.F28]-[.I28])/[.F28]" office:value-type="float" office:value="0.124198475383218" calcext:value-type="float">
            <text:p>0,124198475383218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72 - Épistémologie, histoire des sciences et des techniques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D29]/([.D29]+[.E29])" office:value-type="float" office:value="0.338709677419355" calcext:value-type="float">
            <text:p>0,33870967741935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G29]/([.G29]+[.H29])" office:value-type="float" office:value="0.275862068965517" calcext:value-type="float">
            <text:p>0,275862068965517</text:p>
          </table:table-cell>
          <table:table-cell/>
          <table:table-cell table:formula="of:=([.F29]-[.I29])/[.F29]" office:value-type="float" office:value="0.185550082101806" calcext:value-type="float">
            <text:p>0,185550082101806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73 - Cultures et langues régionales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D30]/([.D30]+[.E30])" office:value-type="float" office:value="0.484848484848485" calcext:value-type="float">
            <text:p>0,4848484848484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30]/([.G30]+[.H30])" office:value-type="float" office:value="0.3125" calcext:value-type="float">
            <text:p>0,3125</text:p>
          </table:table-cell>
          <table:table-cell/>
          <table:table-cell table:formula="of:=([.F30]-[.I30])/[.F30]" office:value-type="float" office:value="0.35546875" calcext:value-type="float">
            <text:p>0,35546875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74 - Sciences et techniques des activités physiques et sportives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formula="of:=[.D31]/([.D31]+[.E31])" office:value-type="float" office:value="0.386503067484663" calcext:value-type="float">
            <text:p>0,386503067484663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table:formula="of:=[.G31]/([.G31]+[.H31])" office:value-type="float" office:value="0.243137254901961" calcext:value-type="float">
            <text:p>0,243137254901961</text:p>
          </table:table-cell>
          <table:table-cell/>
          <table:table-cell table:formula="of:=([.F31]-[.I31])/[.F31]" office:value-type="float" office:value="0.370930594460006" calcext:value-type="float">
            <text:p>0,370930594460006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76 - Théologie catholique </text:p>
          </table:table-cell>
          <table:table-cell office:value-type="string" calcext:value-type="string">
            <text:p>thshs.relig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32]/([.D32]+[.E32])" office:value-type="float" office:value="0.333333333333333" calcext:value-type="float">
            <text:p>0,3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G32]/([.G32]+[.H32])" office:value-type="float" office:value="0.416666666666667" calcext:value-type="float">
            <text:p>0,416666666666667</text:p>
          </table:table-cell>
          <table:table-cell/>
          <table:table-cell table:formula="of:=([.F32]-[.I32])/[.F32]" office:value-type="float" office:value="-0.25" calcext:value-type="float">
            <text:p>-0,25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77 - Théologie protestante</text:p>
          </table:table-cell>
          <table:table-cell office:value-type="string" calcext:value-type="string">
            <text:p>thshs.reli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33]/([.D33]+[.E33])" office:value-type="float" office:value="0.428571428571429" calcext:value-type="float">
            <text:p>0,42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G33]/([.G33]+[.H33])" office:value-type="float" office:value="0.166666666666667" calcext:value-type="float">
            <text:p>0,166666666666667</text:p>
          </table:table-cell>
          <table:table-cell/>
          <table:table-cell table:formula="of:=([.F33]-[.I33])/[.F33]" office:value-type="float" office:value="0.611111111111111" calcext:value-type="float">
            <text:p>0,611111111111111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 office:value-type="string" calcext:value-type="string">
            <text:p>Groupe 11 : Pharmacie</text:p>
          </table:table-cell>
          <table:table-cell office:value-type="string" calcext:value-type="string">
            <text:p>Section 85 - Sciences physico-chimiques et ingénierie appliquée à la santé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11" calcext:value-type="float">
            <text:p>111</text:p>
          </table:table-cell>
          <table:table-cell table:formula="of:=[.D34]/([.D34]+[.E34])" office:value-type="float" office:value="0.596363636363636" calcext:value-type="float">
            <text:p>0,59636363636363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formula="of:=[.G34]/([.G34]+[.H34])" office:value-type="float" office:value="0.452380952380952" calcext:value-type="float">
            <text:p>0,452380952380952</text:p>
          </table:table-cell>
          <table:table-cell/>
          <table:table-cell table:formula="of:=([.F34]-[.I34])/[.F34]" office:value-type="float" office:value="0.241434378629501" calcext:value-type="float">
            <text:p>0,241434378629501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 office:value-type="string" calcext:value-type="string">
            <text:p>sdv.sp+sdv.mhep</text:p>
          </table:table-cell>
          <table:table-cell office:value-type="string" calcext:value-type="string">
            <text:p>Section 86 - Sciences du médicament et des autres produits de santé </text:p>
          </table:table-cell>
          <table:table-cell office:value-type="string" calcext:value-type="string">
            <text:p>sdv.sp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table:formula="of:=[.D35]/([.D35]+[.E35])" office:value-type="float" office:value="0.545454545454545" calcext:value-type="float">
            <text:p>0,54545454545454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G35]/([.G35]+[.H35])" office:value-type="float" office:value="0.486910994764398" calcext:value-type="float">
            <text:p>0,486910994764398</text:p>
          </table:table-cell>
          <table:table-cell/>
          <table:table-cell table:formula="of:=([.F35]-[.I35])/[.F35]" office:value-type="float" office:value="0.107329842931937" calcext:value-type="float">
            <text:p>0,107329842931937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87 - Sciences biologiques, fondamentales et clinique </text:p>
          </table:table-cell>
          <table:table-cell office:value-type="string" calcext:value-type="string">
            <text:p>sdv.mhep</text:p>
          </table:table-cell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  <table:table-cell table:formula="of:=[.D36]/([.D36]+[.E36])" office:value-type="float" office:value="0.593869731800766" calcext:value-type="float">
            <text:p>0,59386973180076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G36]/([.G36]+[.H36])" office:value-type="float" office:value="0.491803278688525" calcext:value-type="float">
            <text:p>0,491803278688525</text:p>
          </table:table-cell>
          <table:table-cell/>
          <table:table-cell table:formula="of:=([.F36]-[.I36])/[.F36]" office:value-type="float" office:value="0.171866737176097" calcext:value-type="float">
            <text:p>0,17186673717609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5 : Mathématiques et informatique</text:p>
          </table:table-cell>
          <table:table-cell office:value-type="string" calcext:value-type="string">
            <text:p>Section 25 - Mathématiques </text:p>
          </table:table-cell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float" office:value="632" calcext:value-type="float">
            <text:p>632</text:p>
          </table:table-cell>
          <table:table-cell table:formula="of:=[.D37]/([.D37]+[.E37])" office:value-type="float" office:value="0.183462532299742" calcext:value-type="float">
            <text:p>0,183462532299742</text:p>
          </table:table-cell>
          <table:table-cell office:value-type="float" office:value="48" calcext:value-type="float">
            <text:p>48</text:p>
          </table:table-cell>
          <table:table-cell office:value-type="float" office:value="431" calcext:value-type="float">
            <text:p>431</text:p>
          </table:table-cell>
          <table:table-cell table:formula="of:=[.G37]/([.G37]+[.H37])" office:value-type="float" office:value="0.100208768267223" calcext:value-type="float">
            <text:p>0,100208768267223</text:p>
          </table:table-cell>
          <table:table-cell/>
          <table:table-cell table:formula="of:=([.F37]-[.I37])/[.F37]" office:value-type="float" office:value="0.453791643388515" calcext:value-type="float">
            <text:p>0,453791643388515</text:p>
          </table:table-cell>
          <table:table-cell table:number-columns-repeated="5"/>
          <table:table-cell table:style-name="ce1" table:number-columns-repeated="16368"/>
        </table:table-row>
        <table:table-row table:style-name="ro4">
          <table:table-cell office:value-type="string" calcext:value-type="string">
            <text:p>math+info</text:p>
          </table:table-cell>
          <table:table-cell office:value-type="string" calcext:value-type="string">
            <text:p>Section 26 - Mathématiques appliquées et applications des mathématiques </text:p>
          </table:table-cell>
          <table:table-cell office:value-type="string" calcext:value-type="string">
            <text:p>math.appl</text:p>
          </table:table-cell>
          <table:table-cell office:value-type="float" office:value="365" calcext:value-type="float">
            <text:p>365</text:p>
          </table:table-cell>
          <table:table-cell office:value-type="float" office:value="752" calcext:value-type="float">
            <text:p>752</text:p>
          </table:table-cell>
          <table:table-cell table:formula="of:=[.D38]/([.D38]+[.E38])" office:value-type="float" office:value="0.326768128916741" calcext:value-type="float">
            <text:p>0,326768128916741</text:p>
          </table:table-cell>
          <table:table-cell office:value-type="float" office:value="150" calcext:value-type="float">
            <text:p>150</text:p>
          </table:table-cell>
          <table:table-cell office:value-type="float" office:value="515" calcext:value-type="float">
            <text:p>515</text:p>
          </table:table-cell>
          <table:table-cell table:formula="of:=[.G38]/([.G38]+[.H38])" office:value-type="float" office:value="0.225563909774436" calcext:value-type="float">
            <text:p>0,225563909774436</text:p>
          </table:table-cell>
          <table:table-cell/>
          <table:table-cell table:formula="of:=([.F38]-[.I38])/[.F38]" office:value-type="float" office:value="0.309712637758781" calcext:value-type="float">
            <text:p>0,309712637758781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27 - Informatique </text:p>
          </table:table-cell>
          <table:table-cell office:value-type="string" calcext:value-type="string">
            <text:p>info</text:p>
          </table:table-cell>
          <table:table-cell office:value-type="float" office:value="578" calcext:value-type="float">
            <text:p>578</text:p>
          </table:table-cell>
          <table:table-cell office:value-type="float" office:value="1638" calcext:value-type="float">
            <text:p>1638</text:p>
          </table:table-cell>
          <table:table-cell table:formula="of:=[.D39]/([.D39]+[.E39])" office:value-type="float" office:value="0.260830324909747" calcext:value-type="float">
            <text:p>0,260830324909747</text:p>
          </table:table-cell>
          <table:table-cell office:value-type="float" office:value="237" calcext:value-type="float">
            <text:p>237</text:p>
          </table:table-cell>
          <table:table-cell office:value-type="float" office:value="887" calcext:value-type="float">
            <text:p>887</text:p>
          </table:table-cell>
          <table:table-cell table:formula="of:=[.G39]/([.G39]+[.H39])" office:value-type="float" office:value="0.21085409252669" calcext:value-type="float">
            <text:p>0,21085409252669</text:p>
          </table:table-cell>
          <table:table-cell/>
          <table:table-cell table:formula="of:=([.F39]-[.I39])/[.F39]" office:value-type="float" office:value="0.191604378825007" calcext:value-type="float">
            <text:p>0,19160437882500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6 : Physique </text:p>
          </table:table-cell>
          <table:table-cell office:value-type="string" calcext:value-type="string">
            <text:p>Section 28 - Milieux denses et matériaux</text:p>
          </table:table-cell>
          <table:table-cell office:value-type="string" calcext:value-type="string">
            <text:p>spi.meca.msmeca</text:p>
          </table:table-cell>
          <table:table-cell office:value-type="float" office:value="224" calcext:value-type="float">
            <text:p>224</text:p>
          </table:table-cell>
          <table:table-cell office:value-type="float" office:value="520" calcext:value-type="float">
            <text:p>520</text:p>
          </table:table-cell>
          <table:table-cell table:formula="of:=[.D40]/([.D40]+[.E40])" office:value-type="float" office:value="0.301075268817204" calcext:value-type="float">
            <text:p>0,301075268817204</text:p>
          </table:table-cell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table:formula="of:=[.G40]/([.G40]+[.H40])" office:value-type="float" office:value="0.207089552238806" calcext:value-type="float">
            <text:p>0,207089552238806</text:p>
          </table:table-cell>
          <table:table-cell/>
          <table:table-cell table:formula="of:=([.F40]-[.I40])/[.F40]" office:value-type="float" office:value="0.31216684434968" calcext:value-type="float">
            <text:p>0,31216684434968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sdu</text:p>
          </table:table-cell>
          <table:table-cell office:value-type="string" calcext:value-type="string">
            <text:p>Section 29 - Constituants élémentaires</text:p>
          </table:table-cell>
          <table:table-cell office:value-type="string" calcext:value-type="string">
            <text:p>phys.phys.phys-atom-ph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formula="of:=[.D41]/([.D41]+[.E41])" office:value-type="float" office:value="0.231527093596059" calcext:value-type="float">
            <text:p>0,231527093596059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G41]/([.G41]+[.H41])" office:value-type="float" office:value="0.16374269005848" calcext:value-type="float">
            <text:p>0,16374269005848</text:p>
          </table:table-cell>
          <table:table-cell/>
          <table:table-cell table:formula="of:=([.F41]-[.I41])/[.F41]" office:value-type="float" office:value="0.292770934428269" calcext:value-type="float">
            <text:p>0,292770934428269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30 - Milieux dilués et optiques </text:p>
          </table:table-cell>
          <table:table-cell office:value-type="string" calcext:value-type="string">
            <text:p>phys.phys.phys-optics</text:p>
          </table:table-cell>
          <table:table-cell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table:formula="of:=[.D42]/([.D42]+[.E42])" office:value-type="float" office:value="0.206489675516224" calcext:value-type="float">
            <text:p>0,206489675516224</text:p>
          </table:table-cell>
          <table:table-cell office:value-type="float" office:value="45" calcext:value-type="float">
            <text:p>45</text:p>
          </table:table-cell>
          <table:table-cell office:value-type="float" office:value="221" calcext:value-type="float">
            <text:p>221</text:p>
          </table:table-cell>
          <table:table-cell table:formula="of:=[.G42]/([.G42]+[.H42])" office:value-type="float" office:value="0.169172932330827" calcext:value-type="float">
            <text:p>0,169172932330827</text:p>
          </table:table-cell>
          <table:table-cell/>
          <table:table-cell table:formula="of:=([.F42]-[.I42])/[.F42]" office:value-type="float" office:value="0.180719656283566" calcext:value-type="float">
            <text:p>0,180719656283566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7 : Chimie </text:p>
          </table:table-cell>
          <table:table-cell office:value-type="string" calcext:value-type="string">
            <text:p>Section 31 - Chimie théorique, physique, analytique 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40" calcext:value-type="float">
            <text:p>340</text:p>
          </table:table-cell>
          <table:table-cell table:formula="of:=[.D43]/([.D43]+[.E43])" office:value-type="float" office:value="0.45945945945946" calcext:value-type="float">
            <text:p>0,45945945945946</text:p>
          </table:table-cell>
          <table:table-cell office:value-type="float" office:value="106" calcext:value-type="float">
            <text:p>106</text:p>
          </table:table-cell>
          <table:table-cell office:value-type="float" office:value="269" calcext:value-type="float">
            <text:p>269</text:p>
          </table:table-cell>
          <table:table-cell table:formula="of:=[.G43]/([.G43]+[.H43])" office:value-type="float" office:value="0.282666666666667" calcext:value-type="float">
            <text:p>0,282666666666667</text:p>
          </table:table-cell>
          <table:table-cell/>
          <table:table-cell table:formula="of:=([.F43]-[.I43])/[.F43]" office:value-type="float" office:value="0.38478431372549" calcext:value-type="float">
            <text:p>0,38478431372549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chim</text:p>
          </table:table-cell>
          <table:table-cell office:value-type="string" calcext:value-type="string">
            <text:p>Section 32 - Chimie organique, minérale, industrielle </text:p>
          </table:table-cell>
          <table:table-cell office:value-type="string" calcext:value-type="string">
            <text:p>chim.orga</text:p>
          </table:table-cell>
          <table:table-cell office:value-type="float" office:value="327" calcext:value-type="float">
            <text:p>327</text:p>
          </table:table-cell>
          <table:table-cell office:value-type="float" office:value="398" calcext:value-type="float">
            <text:p>398</text:p>
          </table:table-cell>
          <table:table-cell table:formula="of:=[.D44]/([.D44]+[.E44])" office:value-type="float" office:value="0.451034482758621" calcext:value-type="float">
            <text:p>0,451034482758621</text:p>
          </table:table-cell>
          <table:table-cell office:value-type="float" office:value="141" calcext:value-type="float">
            <text:p>141</text:p>
          </table:table-cell>
          <table:table-cell office:value-type="float" office:value="297" calcext:value-type="float">
            <text:p>297</text:p>
          </table:table-cell>
          <table:table-cell table:formula="of:=[.G44]/([.G44]+[.H44])" office:value-type="float" office:value="0.321917808219178" calcext:value-type="float">
            <text:p>0,321917808219178</text:p>
          </table:table-cell>
          <table:table-cell/>
          <table:table-cell table:formula="of:=([.F44]-[.I44])/[.F44]" office:value-type="float" office:value="0.286267856394789" calcext:value-type="float">
            <text:p>0,286267856394789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33 - Chimie des matériaux </text:p>
          </table:table-cell>
          <table:table-cell office:value-type="string" calcext:value-type="string">
            <text:p>chim.mate</text:p>
          </table:table-cell>
          <table:table-cell office:value-type="float" office:value="230" calcext:value-type="float">
            <text:p>230</text:p>
          </table:table-cell>
          <table:table-cell office:value-type="float" office:value="284" calcext:value-type="float">
            <text:p>284</text:p>
          </table:table-cell>
          <table:table-cell table:formula="of:=[.D45]/([.D45]+[.E45])" office:value-type="float" office:value="0.447470817120623" calcext:value-type="float">
            <text:p>0,447470817120623</text:p>
          </table:table-cell>
          <table:table-cell office:value-type="float" office:value="103" calcext:value-type="float">
            <text:p>103</text:p>
          </table:table-cell>
          <table:table-cell office:value-type="float" office:value="263" calcext:value-type="float">
            <text:p>263</text:p>
          </table:table-cell>
          <table:table-cell table:formula="of:=[.G45]/([.G45]+[.H45])" office:value-type="float" office:value="0.281420765027322" calcext:value-type="float">
            <text:p>0,281420765027322</text:p>
          </table:table-cell>
          <table:table-cell/>
          <table:table-cell table:formula="of:=([.F45]-[.I45])/[.F45]" office:value-type="float" office:value="0.371085768591114" calcext:value-type="float">
            <text:p>0,371085768591114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 Groupe 8 : Sciences de la terre</text:p>
          </table:table-cell>
          <table:table-cell office:value-type="string" calcext:value-type="string">
            <text:p>Section 34 - Astronomie, astrophysique</text:p>
          </table:table-cell>
          <table:table-cell office:value-type="string" calcext:value-type="string">
            <text:p>sdu.astr&amp;phys.astr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[.D46]/([.D46]+[.E46])" office:value-type="float" office:value="0.22" calcext:value-type="float">
            <text:p>0,2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G46]/([.G46]+[.H46])" office:value-type="float" office:value="0.162790697674419" calcext:value-type="float">
            <text:p>0,162790697674419</text:p>
          </table:table-cell>
          <table:table-cell/>
          <table:table-cell table:formula="of:=([.F46]-[.I46])/[.F46]" office:value-type="float" office:value="0.260042283298097" calcext:value-type="float">
            <text:p>0,260042283298097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sdu</text:p>
          </table:table-cell>
          <table:table-cell office:value-type="string" calcext:value-type="string">
            <text:p>Section 35 - Structure et évolution de la Terre et des autres planètes </text:p>
          </table:table-cell>
          <table:table-cell office:value-type="string" calcext:value-type="string">
            <text:p>phys.astr.ep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table:formula="of:=[.D47]/([.D47]+[.E47])" office:value-type="float" office:value="0.386792452830189" calcext:value-type="float">
            <text:p>0,386792452830189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table:formula="of:=[.G47]/([.G47]+[.H47])" office:value-type="float" office:value="0.262295081967213" calcext:value-type="float">
            <text:p>0,262295081967213</text:p>
          </table:table-cell>
          <table:table-cell/>
          <table:table-cell table:formula="of:=([.F47]-[.I47])/[.F47]" office:value-type="float" office:value="0.3218712514994" calcext:value-type="float">
            <text:p>0,3218712514994</text:p>
          </table:table-cell>
          <table:table-cell table:number-columns-repeated="5"/>
          <table:table-cell table:style-name="ce1" table:number-columns-repeated="16368"/>
        </table:table-row>
        <table:table-row table:style-name="ro4">
          <table:table-cell/>
          <table:table-cell office:value-type="string" calcext:value-type="string">
            <text:p>Section 36 - Terre solide : géodynamique des enveloppes supérieures, paléo-biosphère</text:p>
          </table:table-cell>
          <table:table-cell office:value-type="string" calcext:value-type="string">
            <text:p>sdu.stu.gp</text:p>
          </table:table-cell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table:formula="of:=[.D48]/([.D48]+[.E48])" office:value-type="float" office:value="0.360655737704918" calcext:value-type="float">
            <text:p>0,360655737704918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table:formula="of:=[.G48]/([.G48]+[.H48])" office:value-type="float" office:value="0.233082706766917" calcext:value-type="float">
            <text:p>0,233082706766917</text:p>
          </table:table-cell>
          <table:table-cell/>
          <table:table-cell table:formula="of:=([.F48]-[.I48])/[.F48]" office:value-type="float" office:value="0.353725222146275" calcext:value-type="float">
            <text:p>0,353725222146275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37 - Enveloppe fluide du système Terre et autres planètes </text:p>
          </table:table-cell>
          <table:table-cell office:value-type="string" calcext:value-type="string">
            <text:p>sdu.stu.gp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[.D49]/([.D49]+[.E49])" office:value-type="float" office:value="0.333333333333333" calcext:value-type="float">
            <text:p>0,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.G49]/([.G49]+[.H49])" office:value-type="float" office:value="0.292307692307692" calcext:value-type="float">
            <text:p>0,292307692307692</text:p>
          </table:table-cell>
          <table:table-cell/>
          <table:table-cell table:formula="of:=([.F49]-[.I49])/[.F49]" office:value-type="float" office:value="0.123076923076923" calcext:value-type="float">
            <text:p>0,123076923076923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 office:value-type="string" calcext:value-type="string">
            <text:p>Groupe 9 : Mécanique, génie mécanique, génie informatique, énergétique </text:p>
          </table:table-cell>
          <table:table-cell office:value-type="string" calcext:value-type="string">
            <text:p>Section 60 - Mécanique, génie mécanique, génie civil </text:p>
          </table:table-cell>
          <table:table-cell office:value-type="string" calcext:value-type="string">
            <text:p>spi.meca+spi.gciv</text:p>
          </table:table-cell>
          <table:table-cell office:value-type="float" office:value="347" calcext:value-type="float">
            <text:p>347</text:p>
          </table:table-cell>
          <table:table-cell office:value-type="float" office:value="1151" calcext:value-type="float">
            <text:p>1151</text:p>
          </table:table-cell>
          <table:table-cell table:formula="of:=[.D50]/([.D50]+[.E50])" office:value-type="float" office:value="0.231642189586115" calcext:value-type="float">
            <text:p>0,231642189586115</text:p>
          </table:table-cell>
          <table:table-cell office:value-type="float" office:value="109" calcext:value-type="float">
            <text:p>109</text:p>
          </table:table-cell>
          <table:table-cell office:value-type="float" office:value="748" calcext:value-type="float">
            <text:p>748</text:p>
          </table:table-cell>
          <table:table-cell table:formula="of:=[.G50]/([.G50]+[.H50])" office:value-type="float" office:value="0.127187864644107" calcext:value-type="float">
            <text:p>0,127187864644107</text:p>
          </table:table-cell>
          <table:table-cell/>
          <table:table-cell table:formula="of:=([.F50]-[.I50])/[.F50]" office:value-type="float" office:value="0.450929621795756" calcext:value-type="float">
            <text:p>0,450929621795756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 office:value-type="string" calcext:value-type="string">
            <text:p>spi</text:p>
          </table:table-cell>
          <table:table-cell office:value-type="string" calcext:value-type="string">
            <text:p>Section 61 - Génie informatique, automatique et traitement du signal </text:p>
          </table:table-cell>
          <table:table-cell office:value-type="string" calcext:value-type="string">
            <text:p>spi.signal+spi.auto</text:p>
          </table:table-cell>
          <table:table-cell office:value-type="float" office:value="238" calcext:value-type="float">
            <text:p>238</text:p>
          </table:table-cell>
          <table:table-cell office:value-type="float" office:value="843" calcext:value-type="float">
            <text:p>843</text:p>
          </table:table-cell>
          <table:table-cell table:formula="of:=[.D51]/([.D51]+[.E51])" office:value-type="float" office:value="0.220166512488437" calcext:value-type="float">
            <text:p>0,220166512488437</text:p>
          </table:table-cell>
          <table:table-cell office:value-type="float" office:value="80" calcext:value-type="float">
            <text:p>80</text:p>
          </table:table-cell>
          <table:table-cell office:value-type="float" office:value="535" calcext:value-type="float">
            <text:p>535</text:p>
          </table:table-cell>
          <table:table-cell table:formula="of:=[.G51]/([.G51]+[.H51])" office:value-type="float" office:value="0.130081300813008" calcext:value-type="float">
            <text:p>0,130081300813008</text:p>
          </table:table-cell>
          <table:table-cell/>
          <table:table-cell table:formula="of:=([.F51]-[.I51])/[.F51]" office:value-type="float" office:value="0.409168545466967" calcext:value-type="float">
            <text:p>0,409168545466967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62 - Énergétique, génie des procédés 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430" calcext:value-type="float">
            <text:p>430</text:p>
          </table:table-cell>
          <table:table-cell table:formula="of:=[.D52]/([.D52]+[.E52])" office:value-type="float" office:value="0.344512195121951" calcext:value-type="float">
            <text:p>0,344512195121951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table:formula="of:=[.G52]/([.G52]+[.H52])" office:value-type="float" office:value="0.238663484486874" calcext:value-type="float">
            <text:p>0,238663484486874</text:p>
          </table:table-cell>
          <table:table-cell/>
          <table:table-cell table:formula="of:=([.F52]-[.I52])/[.F52]" office:value-type="float" office:value="0.307242275117748" calcext:value-type="float">
            <text:p>0,307242275117748</text:p>
          </table:table-cell>
          <table:table-cell table:number-columns-repeated="5"/>
          <table:table-cell table:style-name="ce1" table:number-columns-repeated="16368"/>
        </table:table-row>
        <table:table-row table:style-name="ro6">
          <table:table-cell/>
          <table:table-cell office:value-type="string" calcext:value-type="string">
            <text:p>Section 63 - Génie électrique, électronique, photonique et systèmes</text:p>
          </table:table-cell>
          <table:table-cell office:value-type="string" calcext:value-type="string">
            <text:p>spi.tron+spi.opti</text:p>
          </table:table-cell>
          <table:table-cell office:value-type="float" office:value="209" calcext:value-type="float">
            <text:p>209</text:p>
          </table:table-cell>
          <table:table-cell office:value-type="float" office:value="803" calcext:value-type="float">
            <text:p>803</text:p>
          </table:table-cell>
          <table:table-cell table:formula="of:=[.D53]/([.D53]+[.E53])" office:value-type="float" office:value="0.206521739130435" calcext:value-type="float">
            <text:p>0,20652173913043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table:formula="of:=[.G53]/([.G53]+[.H53])" office:value-type="float" office:value="0.132137030995106" calcext:value-type="float">
            <text:p>0,132137030995106</text:p>
          </table:table-cell>
          <table:table-cell/>
          <table:table-cell table:formula="of:=([.F53]-[.I53])/[.F53]" office:value-type="float" office:value="0.360178586760539" calcext:value-type="float">
            <text:p>0,360178586760539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Groupe 10 : Biologie et biochimie </text:p>
          </table:table-cell>
          <table:table-cell office:value-type="string" calcext:value-type="string">
            <text:p>Section 64 - Biochimie et biologie moléculaire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  <table:table-cell table:formula="of:=[.D54]/([.D54]+[.E54])" office:value-type="float" office:value="0.561151079136691" calcext:value-type="float">
            <text:p>0,561151079136691</text:p>
          </table:table-cell>
          <table:table-cell office:value-type="float" office:value="119" calcext:value-type="float">
            <text:p>119</text:p>
          </table:table-cell>
          <table:table-cell office:value-type="float" office:value="214" calcext:value-type="float">
            <text:p>214</text:p>
          </table:table-cell>
          <table:table-cell table:formula="of:=[.G54]/([.G54]+[.H54])" office:value-type="float" office:value="0.357357357357357" calcext:value-type="float">
            <text:p>0,357357357357357</text:p>
          </table:table-cell>
          <table:table-cell/>
          <table:table-cell table:formula="of:=([.F54]-[.I54])/[.F54]" office:value-type="float" office:value="0.363170863170863" calcext:value-type="float">
            <text:p>0,36317086317086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 office:value-type="string" calcext:value-type="string">
            <text:p>sdv.bbm</text:p>
          </table:table-cell>
          <table:table-cell office:value-type="string" calcext:value-type="string">
            <text:p>Section 65 - Biologie cellulaire</text:p>
          </table:table-cell>
          <table:table-cell office:value-type="string" calcext:value-type="string">
            <text:p>sdv.bc</text:p>
          </table:table-cell>
          <table:table-cell office:value-type="float" office:value="393" calcext:value-type="float">
            <text:p>393</text:p>
          </table:table-cell>
          <table:table-cell office:value-type="float" office:value="288" calcext:value-type="float">
            <text:p>288</text:p>
          </table:table-cell>
          <table:table-cell table:formula="of:=[.D55]/([.D55]+[.E55])" office:value-type="float" office:value="0.577092511013216" calcext:value-type="float">
            <text:p>0,577092511013216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table:formula="of:=[.G55]/([.G55]+[.H55])" office:value-type="float" office:value="0.475073313782991" calcext:value-type="float">
            <text:p>0,475073313782991</text:p>
          </table:table-cell>
          <table:table-cell/>
          <table:table-cell table:formula="of:=([.F55]-[.I55])/[.F55]" office:value-type="float" office:value="0.176781357032527" calcext:value-type="float">
            <text:p>0,176781357032527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66 - Physiologie 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18" calcext:value-type="float">
            <text:p>218</text:p>
          </table:table-cell>
          <table:table-cell table:formula="of:=[.D56]/([.D56]+[.E56])" office:value-type="float" office:value="0.550515463917526" calcext:value-type="float">
            <text:p>0,550515463917526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table:formula="of:=[.G56]/([.G56]+[.H56])" office:value-type="float" office:value="0.337606837606838" calcext:value-type="float">
            <text:p>0,337606837606838</text:p>
          </table:table-cell>
          <table:table-cell/>
          <table:table-cell table:formula="of:=([.F56]-[.I56])/[.F56]" office:value-type="float" office:value="0.386744133935145" calcext:value-type="float">
            <text:p>0,386744133935145</text:p>
          </table:table-cell>
          <table:table-cell table:number-columns-repeated="5"/>
          <table:table-cell table:style-name="ce1" table:number-columns-repeated="16368"/>
        </table:table-row>
        <table:table-row table:style-name="ro3">
          <table:table-cell/>
          <table:table-cell office:value-type="string" calcext:value-type="string">
            <text:p>Section 67 - Biologie des populations et écologie 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table:formula="of:=[.D57]/([.D57]+[.E57])" office:value-type="float" office:value="0.488752556237219" calcext:value-type="float">
            <text:p>0,488752556237219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table:formula="of:=[.G57]/([.G57]+[.H57])" office:value-type="float" office:value="0.396551724137931" calcext:value-type="float">
            <text:p>0,396551724137931</text:p>
          </table:table-cell>
          <table:table-cell/>
          <table:table-cell table:formula="of:=([.F57]-[.I57])/[.F57]" office:value-type="float" office:value="0.188645217140384" calcext:value-type="float">
            <text:p>0,188645217140384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68 - Biologie des organismes 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table:formula="of:=[.D58]/([.D58]+[.E58])" office:value-type="float" office:value="0.55921052631579" calcext:value-type="float">
            <text:p>0,55921052631579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G58]/([.G58]+[.H58])" office:value-type="float" office:value="0.350877192982456" calcext:value-type="float">
            <text:p>0,350877192982456</text:p>
          </table:table-cell>
          <table:table-cell/>
          <table:table-cell table:formula="of:=([.F58]-[.I58])/[.F58]" office:value-type="float" office:value="0.372549019607843" calcext:value-type="float">
            <text:p>0,372549019607843</text:p>
          </table:table-cell>
          <table:table-cell table:number-columns-repeated="5"/>
          <table:table-cell table:style-name="ce1" table:number-columns-repeated="16368"/>
        </table:table-row>
        <table:table-row table:style-name="ro2">
          <table:table-cell/>
          <table:table-cell office:value-type="string" calcext:value-type="string">
            <text:p>Section 69 - Neurosciences </text:p>
          </table:table-cell>
          <table:table-cell office:value-type="string" calcext:value-type="string">
            <text:p>scco.neur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formula="of:=[.D59]/([.D59]+[.E59])" office:value-type="float" office:value="0.545816733067729" calcext:value-type="float">
            <text:p>0,54581673306772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formula="of:=[.G59]/([.G59]+[.H59])" office:value-type="float" office:value="0.422222222222222" calcext:value-type="float">
            <text:p>0,422222222222222</text:p>
          </table:table-cell>
          <table:table-cell/>
          <table:table-cell table:formula="of:=([.F59]-[.I59])/[.F59]" office:value-type="float" office:value="0.226439578264396" calcext:value-type="float">
            <text:p>0,226439578264396</text:p>
          </table:table-cell>
          <table:table-cell table:number-columns-repeated="5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0]/([.D60]+[.E60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1]/([.D61]+[.E61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2]/([.D62]+[.E62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3]/([.D63]+[.E63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4]/([.D64]+[.E64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5]/([.D65]+[.E65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6]/([.D66]+[.E66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7]/([.D67]+[.E67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8]/([.D68]+[.E68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69]/([.D69]+[.E69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70]/([.D70]+[.E70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>
          <table:table-cell table:number-columns-repeated="5"/>
          <table:table-cell table:formula="of:=[.D71]/([.D71]+[.E71])" office:value-type="string" office:string-value="" calcext:value-type="error">
            <text:p>#DIV/0!</text:p>
          </table:table-cell>
          <table:table-cell table:number-columns-repeated="10"/>
          <table:table-cell table:style-name="ce1" table:number-columns-repeated="16368"/>
        </table:table-row>
        <table:table-row table:style-name="ro1" table:number-rows-repeated="1048504">
          <table:table-cell table:number-columns-repeated="16"/>
          <table:table-cell table:style-name="ce1" table:number-columns-repeated="16368"/>
        </table:table-row>
        <table:table-row table:style-name="ro1">
          <table:table-cell table:number-columns-repeated="16"/>
          <table:table-cell table:style-name="ce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0:25:09.979797010</meta:creation-date>
    <dc:date>2025-11-22T21:41:32.523647330</dc:date>
    <meta:editing-duration>PT25M47S</meta:editing-duration>
    <meta:editing-cycles>6</meta:editing-cycles>
    <meta:generator>LibreOffice/25.8.1.1$Linux_X86_64 LibreOffice_project/580$Build-1</meta:generator>
    <meta:document-statistic meta:table-count="1" meta:cell-count="530" meta:object-count="0"/>
  </office:meta>
</office:document-meta>
</file>